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Arial" fo:font-size="28pt" fo:font-weight="bold" officeooo:rsid="0011d6ff" officeooo:paragraph-rsid="0011d6f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style:font-name="Arial" fo:font-size="14pt" fo:font-weight="normal" officeooo:rsid="0011d6ff" officeooo:paragraph-rsid="0011d6f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1d6ff" officeooo:paragraph-rsid="0011d6f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1d6ff" officeooo:paragraph-rsid="0013278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32786" officeooo:paragraph-rsid="0013278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32786" officeooo:paragraph-rsid="0013278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38f9b" officeooo:paragraph-rsid="00138f9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style:font-name="Arial" fo:font-size="14pt" fo:font-weight="normal" officeooo:rsid="0011d6ff" officeooo:paragraph-rsid="0011d6f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style:font-name="Arial" fo:font-size="14pt" fo:font-weight="normal" officeooo:rsid="00138f9b" officeooo:paragraph-rsid="00138f9b" style:font-size-asian="12.25pt" style:font-weight-asian="normal" style:font-size-complex="14pt" style:font-weight-complex="normal"/>
    </style:style>
    <style:style style:name="T1" style:family="text">
      <style:text-properties officeooo:rsid="00132786"/>
    </style:style>
    <style:style style:name="T2" style:family="text">
      <style:text-properties officeooo:rsid="00176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numero 10,11 y 12.</text:p>
      <text:p text:style-name="P1"/>
      <text:p text:style-name="P1"/>
      <text:p text:style-name="P2">Ejercicio 10:</text:p>
      <text:p text:style-name="P2"/>
      <text:p text:style-name="P3">1= 123456/10 = 12.345,6 Se puede concluir que esta variable debe ser de tipo <text:span text:style-name="T1">double</text:span>.</text:p>
      <text:p text:style-name="P3">2= 123456/100 =12.34,56 Se puede concluir que esta variable debe ser de tipo <text:span text:style-name="T1"><text:s/></text:span>double.</text:p>
      <text:p text:style-name="P4">3= 123456/1000 =123,456 Se puede concluir que esta variable debe ser de tipo double.</text:p>
      <text:p text:style-name="P4">4= 123456/10000 = 12,3456 Se puede concluir que esta variable debe ser de tipo double.</text:p>
      <text:p text:style-name="P4">5= 123456%10 = 12.345,6 Se puede concluir que esta variable debe ser de tipo double.</text:p>
      <text:p text:style-name="P4">6= 123456%100 = 123.456 Se puede concluir que esta variable debe ser de tipo <text:span text:style-name="T1">int</text:span>.</text:p>
      <text:p text:style-name="P4">7= 123456%1000 = 1.234.560 Se puede concluir que esta variable debe ser de tipo <text:span text:style-name="T1">int</text:span>.</text:p>
      <text:p text:style-name="P4">8= 123456%10000 = 12.345.600 Se puede concluir que esta variable debe ser de tipo <text:span text:style-name="T1">int</text:span>.</text:p>
      <text:p text:style-name="P3"/>
      <text:p text:style-name="P2"/>
      <text:p text:style-name="P2">Ejercicio 11:</text:p>
      <text:p text:style-name="P2"/>
      <text:p text:style-name="P5">1. 3/4*(a*a-b)= 3/4*(5*5-3) = 16.5</text:p>
      <text:p text:style-name="P5">2. a/b*1000+304= <text:s/>5/3*1000+304= 1970.667</text:p>
      <text:p text:style-name="P5">3. (100/a+b/2)*5= (100/5+3/2)*5 = 107.5</text:p>
      <text:p text:style-name="P5"/>
      <text:p text:style-name="P7">Sinceramente no comprendo este ejercicio porque he hecho todos los calculos a cabeza y <text:s/>calculadora y dan exactamente el resultado que te da l actividad.</text:p>
      <text:p text:style-name="P2"/>
      <text:p text:style-name="P2">Ejercicio 12:</text:p>
      <text:p text:style-name="P2"/>
      <text:p text:style-name="P7">a)false</text:p>
      <text:p text:style-name="P7">b)<text:span text:style-name="T2">true</text:span></text:p>
      <text:p text:style-name="P7">c)<text:span text:style-name="T2">false</text:span></text:p>
      <text:p text:style-name="P7">d)<text:span text:style-name="T2">true</text:span></text:p>
      <text:p text:style-name="P7">e)false</text:p>
      <text:p text:style-name="P7">f)fals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2:46:44.718000000</meta:creation-date>
    <dc:date>2020-11-21T16:28:41.806000000</dc:date>
    <meta:editing-duration>PT11H2M29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2" meta:word-count="174" meta:character-count="1047" meta:non-whitespace-character-count="892"/>
  </office:meta>
</office:document-meta>
</file>